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5" style:family="table">
      <style:table-properties style:width="19.001cm" style:rel-width="100%" fo:margin-left="0cm" table:align="left"/>
    </style:style>
    <style:style style:name="Tableau5.A" style:family="table-column">
      <style:table-column-properties style:column-width="2.309cm" style:rel-column-width="1309*"/>
    </style:style>
    <style:style style:name="Tableau5.B" style:family="table-column">
      <style:table-column-properties style:column-width="1.9cm" style:rel-column-width="1077*"/>
    </style:style>
    <style:style style:name="Tableau5.C" style:family="table-column">
      <style:table-column-properties style:column-width="2.503cm" style:rel-column-width="1419*"/>
    </style:style>
    <style:style style:name="Tableau5.E" style:family="table-column">
      <style:table-column-properties style:column-width="2.588cm" style:rel-column-width="1467*"/>
    </style:style>
    <style:style style:name="Tableau5.F" style:family="table-column">
      <style:table-column-properties style:column-width="2.237cm" style:rel-column-width="1268*"/>
    </style:style>
    <style:style style:name="Tableau5.G" style:family="table-column">
      <style:table-column-properties style:column-width="2.431cm" style:rel-column-width="1378*"/>
    </style:style>
    <style:style style:name="Tableau5.H" style:family="table-column">
      <style:table-column-properties style:column-width="1.919cm" style:rel-column-width="1088*"/>
    </style:style>
    <style:style style:name="Tableau5.I" style:family="table-column">
      <style:table-column-properties style:column-width="1.215cm" style:rel-column-width="68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I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none" fo:border-top="none" fo:border-bottom="0.05pt solid #000000"/>
    </style:style>
    <style:style style:name="Tableau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H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I3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none" fo:border-top="none" fo:border-bottom="0.05pt solid #000000"/>
    </style:style>
    <style:style style:name="Tableau5.G4" style:family="table-cell">
      <style:table-cell-properties fo:padding="0.097cm" fo:border-left="0.05pt solid #000000" fo:border-right="none" fo:border-top="none" fo:border-bottom="0.05pt solid #000000"/>
    </style:style>
    <style:style style:name="Tableau5.H4" style:family="table-cell">
      <style:table-cell-properties fo:padding="0.097cm" fo:border-left="0.05pt solid #000000" fo:border-right="none" fo:border-top="none" fo:border-bottom="0.05pt solid #000000"/>
    </style:style>
    <style:style style:name="Tableau5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B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C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D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E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F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G5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5" style:family="table-cell">
      <style:table-cell-properties fo:padding="0.097cm" fo:border="0.05pt solid #000000"/>
    </style:style>
    <style:style style:name="Tableau5.I5" style:family="table-cell">
      <style:table-cell-properties fo:padding="0.097cm" fo:border-left="0.05pt solid #000000" fo:border-right="none" fo:border-top="0.05pt solid #000000" fo:border-bottom="none"/>
    </style:style>
    <style:style style:name="Tableau5.A6" style:family="table-cell">
      <style:table-cell-properties fo:background-color="transparent" fo:padding="0.097cm" fo:border="none">
        <style:background-image/>
      </style:table-cell-properties>
    </style:style>
    <style:style style:name="Tableau5.B6" style:family="table-cell">
      <style:table-cell-properties fo:background-color="transparent" fo:padding="0.097cm" fo:border="none">
        <style:background-image/>
      </style:table-cell-properties>
    </style:style>
    <style:style style:name="Tableau5.C6" style:family="table-cell">
      <style:table-cell-properties fo:background-color="transparent" fo:padding="0.097cm" fo:border="none">
        <style:background-image/>
      </style:table-cell-properties>
    </style:style>
    <style:style style:name="Tableau5.D6" style:family="table-cell">
      <style:table-cell-properties fo:background-color="transparent" fo:padding="0.097cm" fo:border="none">
        <style:background-image/>
      </style:table-cell-properties>
    </style:style>
    <style:style style:name="Tableau5.E6" style:family="table-cell">
      <style:table-cell-properties fo:background-color="transparent" fo:padding="0.097cm" fo:border="none">
        <style:background-image/>
      </style:table-cell-properties>
    </style:style>
    <style:style style:name="Tableau5.F6" style:family="table-cell">
      <style:table-cell-properties style:vertical-align="bottom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6" style:family="table-cell">
      <style:table-cell-properties style:vertical-align="bottom" fo:padding="0.097cm" fo:border="0.05pt solid #000000"/>
    </style:style>
    <style:style style:name="Tableau5.I6" style:family="table-cell">
      <style:table-cell-properties fo:padding="0.097cm" fo:border-left="0.05pt solid #000000" fo:border-right="none" fo:border-top="none" fo:border-bottom="none"/>
    </style:style>
    <style:style style:name="Tableau5.A7" style:family="table-cell">
      <style:table-cell-properties fo:background-color="transparent" fo:padding="0.097cm" fo:border="none">
        <style:background-image/>
      </style:table-cell-properties>
    </style:style>
    <style:style style:name="Tableau5.B7" style:family="table-cell">
      <style:table-cell-properties fo:background-color="transparent" fo:padding="0.097cm" fo:border="none">
        <style:background-image/>
      </style:table-cell-properties>
    </style:style>
    <style:style style:name="Tableau5.C7" style:family="table-cell">
      <style:table-cell-properties fo:background-color="transparent" fo:padding="0.097cm" fo:border="none">
        <style:background-image/>
      </style:table-cell-properties>
    </style:style>
    <style:style style:name="Tableau5.D7" style:family="table-cell">
      <style:table-cell-properties fo:background-color="transparent" fo:padding="0.097cm" fo:border="none">
        <style:background-image/>
      </style:table-cell-properties>
    </style:style>
    <style:style style:name="Tableau5.E7" style:family="table-cell">
      <style:table-cell-properties fo:background-color="transparent" fo:padding="0.097cm" fo:border="none">
        <style:background-image/>
      </style:table-cell-properties>
    </style:style>
    <style:style style:name="Tableau5.F7" style:family="table-cell">
      <style:table-cell-properties fo:background-color="transparent" fo:padding="0.097cm" fo:border="none">
        <style:background-image/>
      </style:table-cell-properties>
    </style:style>
    <style:style style:name="Tableau5.G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I7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  <style:text-properties style:font-size-complex="11pt"/>
    </style:style>
    <style:style style:name="P3" style:family="paragraph" style:parent-style-name="Header">
      <style:text-properties style:font-name="Arial1" fo:font-size="8pt" officeooo:rsid="000d9e36" officeooo:paragraph-rsid="0171d153" style:font-size-asian="8pt" style:font-size-complex="8pt"/>
    </style:style>
    <style:style style:name="P4" style:family="paragraph" style:parent-style-name="Standard">
      <style:text-properties fo:font-size="4pt" officeooo:paragraph-rsid="0007d180" style:font-size-asian="3.5pt" style:font-size-complex="4pt"/>
    </style:style>
    <style:style style:name="P5" style:family="paragraph" style:parent-style-name="Standard">
      <style:text-properties officeooo:paragraph-rsid="01316f21"/>
    </style:style>
    <style:style style:name="P6" style:family="paragraph" style:parent-style-name="Standard">
      <style:text-properties officeooo:paragraph-rsid="01b0b68e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316f21" style:font-size-asian="11pt" style:font-size-complex="11pt"/>
    </style:style>
    <style:style style:name="P9" style:family="paragraph" style:parent-style-name="Text_20_body">
      <style:text-properties officeooo:paragraph-rsid="01593d9a"/>
    </style:style>
    <style:style style:name="P10" style:family="paragraph" style:parent-style-name="Text_20_body">
      <style:text-properties officeooo:paragraph-rsid="01849449"/>
    </style:style>
    <style:style style:name="P11" style:family="paragraph" style:parent-style-name="Text_20_body">
      <style:text-properties officeooo:paragraph-rsid="018b5b34"/>
    </style:style>
    <style:style style:name="P12" style:family="paragraph" style:parent-style-name="Text_20_body">
      <style:text-properties officeooo:rsid="018b5b34" officeooo:paragraph-rsid="018b5b34"/>
    </style:style>
    <style:style style:name="P13" style:family="paragraph" style:parent-style-name="Text_20_body">
      <style:paragraph-properties fo:text-align="justify" style:justify-single-word="false"/>
      <style:text-properties officeooo:rsid="018b5b34" officeooo:paragraph-rsid="018b5b34"/>
    </style:style>
    <style:style style:name="P14" style:family="paragraph" style:parent-style-name="Text_20_body">
      <style:paragraph-properties fo:text-align="justify" style:justify-single-word="false"/>
      <style:text-properties officeooo:rsid="018b5b34" officeooo:paragraph-rsid="01a899a2"/>
    </style:style>
    <style:style style:name="P15" style:family="paragraph" style:parent-style-name="Text_20_body">
      <style:text-properties officeooo:rsid="018b5b34" officeooo:paragraph-rsid="01a899a2"/>
    </style:style>
    <style:style style:name="P16" style:family="paragraph" style:parent-style-name="Text_20_body">
      <style:text-properties officeooo:paragraph-rsid="01a62bea"/>
    </style:style>
    <style:style style:name="P17" style:family="paragraph" style:parent-style-name="Text_20_body">
      <style:text-properties officeooo:rsid="01a62bea" officeooo:paragraph-rsid="01a62bea"/>
    </style:style>
    <style:style style:name="P18" style:family="paragraph" style:parent-style-name="Text_20_body">
      <style:text-properties officeooo:paragraph-rsid="01a899a2"/>
    </style:style>
    <style:style style:name="P19" style:family="paragraph" style:parent-style-name="Text_20_body">
      <style:text-properties officeooo:rsid="018afe29" officeooo:paragraph-rsid="01ab36ac"/>
    </style:style>
    <style:style style:name="P20" style:family="paragraph" style:parent-style-name="Table_20_Main_20_Content_20_Left">
      <style:text-properties officeooo:paragraph-rsid="015eeddc"/>
    </style:style>
    <style:style style:name="P21" style:family="paragraph" style:parent-style-name="Table_20_Main_20_Content_20_Left">
      <style:text-properties officeooo:paragraph-rsid="016347e9"/>
    </style:style>
    <style:style style:name="P22" style:family="paragraph" style:parent-style-name="Table_20_Main_20_Content_20_Left">
      <style:paragraph-properties fo:text-align="end" style:justify-single-word="false"/>
    </style:style>
    <style:style style:name="P23" style:family="paragraph" style:parent-style-name="Table_20_Main_20_Content_20_Left">
      <style:text-properties fo:font-size="9pt" style:font-size-asian="9pt" style:font-size-complex="9pt"/>
    </style:style>
    <style:style style:name="P24" style:family="paragraph" style:parent-style-name="Table_20_Main_20_Content_20_Left">
      <style:paragraph-properties fo:text-align="center" style:justify-single-word="false"/>
      <style:text-properties fo:font-size="9pt" style:font-size-asian="9pt" style:font-size-complex="9pt"/>
    </style:style>
    <style:style style:name="P25" style:family="paragraph" style:parent-style-name="Table_20_Main_20_Content_20_Left">
      <style:paragraph-properties fo:text-align="end" style:justify-single-word="false"/>
      <style:text-properties fo:font-size="9pt" style:font-size-asian="9pt" style:font-size-complex="9pt"/>
    </style:style>
    <style:style style:name="P26" style:family="paragraph" style:parent-style-name="Text_20_body" style:master-page-name="">
      <style:paragraph-properties style:page-number="auto" fo:break-before="auto" fo:break-after="auto"/>
    </style:style>
    <style:style style:name="P27" style:family="paragraph" style:parent-style-name="Table_20_Main_20_Header">
      <style:text-properties fo:font-size="9pt" officeooo:paragraph-rsid="016d7b78" style:font-size-asian="9pt" style:font-size-complex="9pt"/>
    </style:style>
    <style:style style:name="P28" style:family="paragraph" style:parent-style-name="Table_20_Main_20_Header">
      <style:text-properties fo:font-size="9pt" officeooo:paragraph-rsid="01849449" style:font-size-asian="9pt" style:font-size-complex="9pt"/>
    </style:style>
    <style:style style:name="P29" style:family="paragraph" style:parent-style-name="Table_20_Main_20_Header">
      <style:text-properties fo:font-size="9pt" officeooo:paragraph-rsid="010c9caa" style:font-size-asian="9pt" style:font-size-complex="9pt"/>
    </style:style>
    <style:style style:name="P30" style:family="paragraph" style:parent-style-name="Table_20_Main_20_Header">
      <style:text-properties fo:font-size="9pt" officeooo:paragraph-rsid="0161bffc" style:font-size-asian="9pt" style:font-size-complex="9pt"/>
    </style:style>
    <style:style style:name="P31" style:family="paragraph" style:parent-style-name="Table_20_Main_20_Header">
      <style:text-properties fo:font-size="7pt" officeooo:paragraph-rsid="0161bffc" style:font-size-asian="7pt" style:font-size-complex="7pt"/>
    </style:style>
    <style:style style:name="P32" style:family="paragraph" style:parent-style-name="Table_20_Main_20_Content_20_Right">
      <style:paragraph-properties fo:text-align="end" style:justify-single-word="false"/>
      <style:text-properties fo:font-size="9pt" officeooo:paragraph-rsid="0161bffc" style:font-size-asian="9pt" style:font-size-complex="9pt"/>
    </style:style>
    <style:style style:name="P33" style:family="paragraph" style:parent-style-name="Table_20_Main_20_Content_20_Right">
      <style:paragraph-properties fo:text-align="center" style:justify-single-word="false"/>
      <style:text-properties fo:font-size="9pt" officeooo:paragraph-rsid="0161bffc" style:font-size-asian="9pt" style:font-size-complex="9pt"/>
    </style:style>
    <style:style style:name="P34" style:family="paragraph" style:parent-style-name="Table_20_Totals_20_Header">
      <style:text-properties fo:font-size="9pt" style:font-size-asian="9pt" style:font-size-complex="9pt"/>
    </style:style>
    <style:style style:name="P35" style:family="paragraph" style:parent-style-name="Table_20_Totals_20_Header">
      <style:text-properties fo:font-size="9pt" officeooo:rsid="0190bdc4" officeooo:paragraph-rsid="0193dd7d" style:font-size-asian="9pt" style:font-size-complex="9pt"/>
    </style:style>
    <style:style style:name="P36" style:family="paragraph" style:parent-style-name="Table_20_Totals_20_Content_20_Highlight">
      <style:text-properties fo:font-size="9pt" style:font-size-asian="9pt" style:font-size-complex="9pt"/>
    </style:style>
    <style:style style:name="P37" style:family="paragraph" style:parent-style-name="Table_20_Main_20_Content_20_Center">
      <style:text-properties fo:font-size="9pt" style:font-size-asian="9pt" style:font-size-complex="9pt"/>
    </style:style>
    <style:style style:name="P38" style:family="paragraph" style:parent-style-name="Table_20_Main_20_Content_20_Center">
      <style:text-properties fo:font-size="9pt" officeooo:paragraph-rsid="0185bdbd" style:font-size-asian="9pt" style:font-size-complex="9pt"/>
    </style:style>
    <style:style style:name="P39" style:family="paragraph" style:parent-style-name="Table_20_Main_20_Header">
      <style:text-properties fo:font-size="9pt" officeooo:rsid="01ac9c9a" officeooo:paragraph-rsid="01849449" style:font-size-asian="9pt" style:font-size-complex="9pt"/>
    </style:style>
    <style:style style:name="P40" style:family="paragraph" style:parent-style-name="Standard">
      <style:text-properties officeooo:rsid="01849449"/>
    </style:style>
    <style:style style:name="P4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42" style:family="paragraph" style:parent-style-name="Text_20_body">
      <style:text-properties officeooo:rsid="01a62bea" officeooo:paragraph-rsid="01a62bea"/>
    </style:style>
    <style:style style:name="P43" style:family="paragraph" style:parent-style-name="Text_20_body">
      <style:text-properties officeooo:rsid="018afe29" officeooo:paragraph-rsid="01b4d436"/>
    </style:style>
    <style:style style:name="P44" style:family="paragraph" style:parent-style-name="Text_20_body">
      <style:text-properties officeooo:paragraph-rsid="01a62bea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194a562" style:font-size-asian="11pt" style:font-size-complex="11pt"/>
    </style:style>
    <style:style style:name="T3" style:family="text">
      <style:text-properties officeooo:rsid="00d936c0"/>
    </style:style>
    <style:style style:name="T4" style:family="text">
      <style:text-properties officeooo:rsid="0151dc23"/>
    </style:style>
    <style:style style:name="T5" style:family="text">
      <style:text-properties officeooo:rsid="0153089a"/>
    </style:style>
    <style:style style:name="T6" style:family="text">
      <style:text-properties officeooo:rsid="0185bdbd"/>
    </style:style>
    <style:style style:name="T7" style:family="text">
      <style:text-properties officeooo:rsid="018afe29"/>
    </style:style>
    <style:style style:name="T8" style:family="text">
      <style:text-properties officeooo:rsid="018b5b34"/>
    </style:style>
    <style:style style:name="T9" style:family="text">
      <style:text-properties officeooo:rsid="018d3d06"/>
    </style:style>
    <style:style style:name="T10" style:family="text">
      <style:text-properties officeooo:rsid="0190bdc4"/>
    </style:style>
    <style:style style:name="T11" style:family="text">
      <style:text-properties officeooo:rsid="01a62bea"/>
    </style:style>
    <style:style style:name="T12" style:family="text">
      <style:text-properties officeooo:rsid="01a899a2"/>
    </style:style>
    <style:style style:name="T13" style:family="text">
      <style:text-properties officeooo:rsid="01b4d436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Deposit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Number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Deposit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Reference" text:name="py3o.l.ref"/>
        <text:user-field-decl office:value-type="string" office:string-value="Checks Currency" text:name="py3o.o.currency_id.name"/>
        <text:user-field-decl office:value-type="string" office:string-value="Check Count" text:name="py3o.o.check_count"/>
        <text:user-field-decl office:value-type="string" office:string-value="Bank Name" text:name="py3o.o.bank_journal_id.bank_account_id.bank_id.name"/>
        <text:user-field-decl office:value-type="string" office:string-value="Company Name" text:name="py3o.o.company_id.name"/>
        <text:user-field-decl office:value-type="string" office:string-value="Bank Account Number" text:name="py3o.o.bank_journal_id.partner_bank_id.acc_number"/>
        <text:user-field-decl office:value-type="string" office:string-value="Bank Account Number" text:name="py3o.bank_journal_id.bank_account_id.acc_number"/>
        <text:user-field-decl office:value-type="string" office:string-value="Bank Account Number" text:name="py3o.o.bank_journal_id.bank_account_id.acc_number"/>
        <text:user-field-decl office:value-type="string" office:string-value="Counter" text:name="py3o.o.counter"/>
        <text:user-field-decl office:value-type="string" office:string-value="Payment Terms Name" text:name="py3o.l.payment_term_id.name"/>
        <text:user-field-decl office:value-type="string" office:string-value="Past Counter" text:name="py3o.inv.overdue_reminder_counter"/>
        <text:user-field-decl office:value-type="string" office:string-value="Past Counter" text:name="py3o.l.overdue_reminder_counter"/>
        <text:user-field-decl office:value-type="string" office:string-value="Invoice number" text:name="py3o.l.number"/>
        <text:user-field-decl office:value-type="string" office:string-value="Currency" text:name="py3o.currency.name"/>
        <text:user-field-decl office:value-type="string" office:string-value="User Name" text:name="py3o.user.name"/>
        <text:user-field-decl office:value-type="string" office:string-value="Payment Terms" text:name="py3o.l.invoice_payment_term_id.name"/>
      </text:user-field-decls>
      <text:p text:style-name="P41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7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2"/>
          </table:table-cell>
          <table:table-cell office:value-type="string">
            <text:p text:style-name="P2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P8"/>
      <text:p text:style-name="P16"><text:a xlink:type="simple" xlink:href="py3o://if=%22lang=='fr_FR'%22" text:style-name="Internet_20_link" text:visited-style-name="Visited_20_Internet_20_Link"><text:span text:style-name="T7">if="lang=='fr_FR'"</text:span></text:a></text:p>
      <text:p text:style-name="P6">Date : <text:text-input text:description="py3o://function=&quot;o_format_date(o.date, lang_code=lang)&quot;">[o.date]</text:text-input></text:p>
      <text:p text:style-name="Standard">Objet : Relance impayé n°<text:user-field-get text:name="py3o.o.counter">Counter</text:user-field-get></text:p>
      <text:p text:style-name="Standard"/>
      <text:p text:style-name="Standard"><text:tab/><text:span text:style-name="T13">Cher client,</text:span></text:p>
      <text:p text:style-name="Standard"/>
      <text:p text:style-name="P43">Dans nos livres de comptes, les factures suivantes sont échues et non encore soldées :</text:p>
      <text:p text:style-name="P16"><text:a xlink:type="simple" xlink:href="py3o:///if" text:style-name="Internet_20_link" text:visited-style-name="Visited_20_Internet_20_Link"><text:span text:style-name="T7">/if</text:span></text:a></text:p>
      <text:p text:style-name="P16"><text:a xlink:type="simple" xlink:href="py3o://if=%22lang=='en_US'%22" text:style-name="Internet_20_link" text:visited-style-name="Visited_20_Internet_20_Link"><text:span text:style-name="T7">if="lang=='en_US'"</text:span></text:a></text:p>
      <text:p text:style-name="P6">Date: <text:text-input text:description="py3o://function=&quot;o_format_date(o.date, lang_code=lang)&quot;">[o.date]</text:text-input></text:p>
      <text:p text:style-name="P17">Object: Overdue reminder n°<text:user-field-get text:name="py3o.o.counter">Counter</text:user-field-get></text:p>
      <text:p text:style-name="P17"/>
      <text:p text:style-name="P17"><text:tab/><text:span text:style-name="T13">Dear customer,</text:span></text:p>
      <text:p text:style-name="P17"/>
      <text:p text:style-name="P43"><text:span text:style-name="T11">According to our books</text:span>, <text:span text:style-name="T11">the invoices below are overdue</text:span>:</text:p>
      <text:p text:style-name="P17"><text:a xlink:type="simple" xlink:href="py3o:///if" text:style-name="Internet_20_link" text:visited-style-name="Visited_20_Internet_20_Link"><text:span text:style-name="T7">/if</text:span></text:a></text:p>
      <text:p text:style-name="P1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header-rows>
          <table:table-row table:style-name="Tableau5.1">
            <table:table-cell table:style-name="Tableau5.A1" office:value-type="string">
              <text:p text:style-name="P39"><text:text-input text:description="py3o://function=&quot;lang=='fr_FR' and 'N° facture' or 'Invoice Number'&quot;">Invoice Number</text:text-input></text:p>
            </table:table-cell>
            <table:table-cell table:style-name="Tableau5.A1" office:value-type="string">
              <text:p text:style-name="P27"><text:text-input text:description="py3o://function=&quot;lang=='fr_FR' and 'Date de facture' or 'Invoice Date'&quot;">Invoice Date</text:text-input></text:p>
            </table:table-cell>
            <table:table-cell table:style-name="Tableau5.A1" office:value-type="string">
              <text:p text:style-name="P28"><text:text-input text:description="py3o://function=&quot;lang=='fr_FR' and 'Conditions de règlement' or 'Payment Terms'&quot;">Payment Terms</text:text-input></text:p>
            </table:table-cell>
            <table:table-cell table:style-name="Tableau5.A1" office:value-type="string">
              <text:p text:style-name="P27"><text:text-input text:description="py3o://function=&quot;lang=='fr_FR' and '''Date d' échéance''' or 'Due Date'&quot;">Due Date</text:text-input></text:p>
            </table:table-cell>
            <table:table-cell table:style-name="Tableau5.A1" office:value-type="string">
              <text:p text:style-name="P27"><text:text-input text:description="py3o://function=&quot;lang=='fr_FR' and 'Ref. commande' or 'Order Ref.'&quot;">Order Ref.</text:text-input></text:p>
            </table:table-cell>
            <table:table-cell table:style-name="Tableau5.A1" office:value-type="string">
              <text:p text:style-name="P27"><text:text-input text:description="py3o://function=&quot;lang=='fr_FR' and 'Total HT' or 'Total Untaxed'&quot;">Total Untaxed</text:text-input></text:p>
            </table:table-cell>
            <table:table-cell table:style-name="Tableau5.A1" office:value-type="string">
              <text:p text:style-name="P29"><text:text-input text:description="py3o://function=&quot;lang=='fr_FR' and 'Total TTC' or 'Total'&quot;">Total</text:text-input></text:p>
            </table:table-cell>
            <table:table-cell table:style-name="Tableau5.A1" office:value-type="string">
              <text:p text:style-name="P30"><text:text-input text:description="py3o://function=&quot;lang=='fr_FR' and 'Reste à payer' or 'Residual'&quot;">Residual</text:text-input></text:p>
            </table:table-cell>
            <table:table-cell table:style-name="Tableau5.I1" office:value-type="string">
              <text:p text:style-name="P31"><text:text-input text:description="py3o://function=&quot;lang=='fr_FR' and 'Rappels passés' or 'Past Reminders'&quot;">Past Reminders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20"><text:a xlink:type="simple" xlink:href="py3o://for=%22l%20in%20o.invoice_ids%22" text:style-name="Internet_20_link" text:visited-style-name="Visited_20_Internet_20_Link"><text:span text:style-name="T6">for="l in o.invoice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P22"/>
          </table:table-cell>
          <table:table-cell table:style-name="Tableau5.G2" office:value-type="string">
            <text:p text:style-name="P22"/>
          </table:table-cell>
          <table:table-cell table:style-name="Tableau5.H2" office:value-type="string">
            <text:p text:style-name="P22"/>
          </table:table-cell>
          <table:table-cell table:style-name="Tableau5.I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37"><text:user-field-get text:name="py3o.l.name">Invoice Number</text:user-field-get></text:p>
          </table:table-cell>
          <table:table-cell table:style-name="Tableau5.B3" office:value-type="string">
            <text:p text:style-name="P38"><text:text-input text:description="py3o://function=&quot;o_format_date(l.invoice_date, lang_code=lang)&quot;">[l.date_invoice]</text:text-input></text:p>
          </table:table-cell>
          <table:table-cell table:style-name="Tableau5.C3" office:value-type="string">
            <text:p text:style-name="P24"><text:user-field-get text:name="py3o.l.invoice_payment_term_id.name">Payment Terms</text:user-field-get></text:p>
          </table:table-cell>
          <table:table-cell table:style-name="Tableau5.D3" office:value-type="string">
            <text:p text:style-name="P24"><text:text-input text:description="py3o://function=&quot;o_format_date(l.invoice_date_due, lang_code=lang)&quot;">[l.date_due]</text:text-input></text:p>
          </table:table-cell>
          <table:table-cell table:style-name="Tableau5.E3" office:value-type="string">
            <text:p text:style-name="P23"><text:user-field-get text:name="py3o.l.ref">Reference</text:user-field-get></text:p>
          </table:table-cell>
          <table:table-cell table:style-name="Tableau5.F3" office:value-type="string">
            <text:p text:style-name="P25"><text:text-input text:description="py3o://function=&quot;o_format_lang(l.amount_untaxed * (l.move_type == 'out_refund' and -1 or 1), currency_obj=l.currency_id, lang_code=lang)&quot;">[l.amount_untaxed]</text:text-input></text:p>
          </table:table-cell>
          <table:table-cell table:style-name="Tableau5.G3" office:value-type="string">
            <text:p text:style-name="P25"><text:text-input text:description="py3o://function=&quot;o_format_lang(l.amount_total * (l.move_type == 'out_refund' and -1 or 1), currency_obj=l.currency_id, lang_code=lang)&quot;">[l.amount_total]</text:text-input></text:p>
          </table:table-cell>
          <table:table-cell table:style-name="Tableau5.H3" office:value-type="string">
            <text:p text:style-name="P32"><text:text-input text:description="py3o://function=&quot;o_format_lang(l.amount_residual * (l.move_type == 'out_refund' and -1 or 1), currency_obj=l.currency_id, lang_code=lang)&quot;">[l.amount_residual]</text:text-input></text:p>
          </table:table-cell>
          <table:table-cell table:style-name="Tableau5.I3" office:value-type="string">
            <text:p text:style-name="P33"><text:user-field-get text:name="py3o.l.overdue_reminder_counter">Past Counter</text:user-field-get></text:p>
          </table:table-cell>
        </table:table-row>
        <table:table-row table:style-name="Tableau5.1">
          <table:table-cell table:style-name="Tableau5.A4" office:value-type="string">
            <text:p text:style-name="P21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P22"/>
          </table:table-cell>
          <table:table-cell table:style-name="Tableau5.G4" office:value-type="string">
            <text:p text:style-name="P22"/>
          </table:table-cell>
          <table:table-cell table:style-name="Tableau5.H4" office:value-type="string">
            <text:p text:style-name="P22"/>
          </table:table-cell>
          <table:table-cell table:style-name="Tableau5.I4" office:value-type="string">
            <text:p text:style-name="Table_20_Main_20_Content_20_Left"/>
          </table:table-cell>
        </table:table-row>
        <table:table-row table:style-name="Tableau5.1">
          <table:table-cell table:style-name="Tableau5.A5" office:value-type="string">
            <text:p text:style-name="P21"><text:a xlink:type="simple" xlink:href="py3o://for=%22(currency,%20total_residual)%20in%20o.total_residual()%22" text:style-name="Internet_20_link" text:visited-style-name="Visited_20_Internet_20_Link"><text:span text:style-name="T10">for="(currency, total_residual) in o.total_residual()"</text:span></text:a></text:p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  <table:table-cell table:style-name="Tableau5.F5" office:value-type="string">
            <text:p text:style-name="Table_20_Main_20_Content_20_Left"/>
          </table:table-cell>
          <table:table-cell table:style-name="Tableau5.G5" office:value-type="string">
            <text:p text:style-name="P34"/>
          </table:table-cell>
          <table:table-cell table:style-name="Tableau5.H5" office:value-type="string">
            <text:p text:style-name="P36"/>
          </table:table-cell>
          <table:table-cell table:style-name="Tableau5.I5" office:value-type="string">
            <text:p text:style-name="Table_20_Totals_20_Content_20_Highlight"/>
          </table:table-cell>
        </table:table-row>
        <table:table-row table:style-name="Tableau5.1">
          <table:table-cell table:style-name="Tableau5.A6" office:value-type="string">
            <text:p text:style-name="P21"/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  <table:table-cell table:style-name="Tableau5.F6" table:number-columns-spanned="2" office:value-type="string">
            <text:p text:style-name="Table_20_Main_20_Content_20_Left"/>
            <text:p text:style-name="P35"><text:text-input text:description="py3o://function=&quot;lang=='fr_FR' and ('Reste à payer total en ' + currency.name + ' :') or ('Total Residual in ' + currency.name + ':')&quot;">[Total Residual]</text:text-input></text:p>
          </table:table-cell>
          <table:covered-table-cell/>
          <table:table-cell table:style-name="Tableau5.H6" office:value-type="string">
            <text:p text:style-name="P36"><text:text-input text:description="py3o://function=&quot;o_format_lang(total_residual, currency_obj=currency, lang_code=lang)&quot;">[total_residual]</text:text-input></text:p>
          </table:table-cell>
          <table:table-cell table:style-name="Tableau5.I6" office:value-type="string">
            <text:p text:style-name="Table_20_Totals_20_Content_20_Highlight"/>
          </table:table-cell>
        </table:table-row>
        <table:table-row table:style-name="Tableau5.1">
          <table:table-cell table:style-name="Tableau5.A7" office:value-type="string">
            <text:p text:style-name="P21"><text:a xlink:type="simple" xlink:href="py3o:///for" text:style-name="Internet_20_link" text:visited-style-name="Visited_20_Internet_20_Link"><text:span text:style-name="T10">/for</text:span></text:a></text:p>
          </table:table-cell>
          <table:table-cell table:style-name="Tableau5.B7" office:value-type="string">
            <text:p text:style-name="Table_20_Main_20_Content_20_Left"/>
          </table:table-cell>
          <table:table-cell table:style-name="Tableau5.C7" office:value-type="string">
            <text:p text:style-name="Table_20_Main_20_Content_20_Left"/>
          </table:table-cell>
          <table:table-cell table:style-name="Tableau5.D7" office:value-type="string">
            <text:p text:style-name="Table_20_Main_20_Content_20_Left"/>
          </table:table-cell>
          <table:table-cell table:style-name="Tableau5.E7" office:value-type="string">
            <text:p text:style-name="Table_20_Main_20_Content_20_Left"/>
          </table:table-cell>
          <table:table-cell table:style-name="Tableau5.F7" office:value-type="string">
            <text:p text:style-name="Table_20_Main_20_Content_20_Left"/>
          </table:table-cell>
          <table:table-cell table:style-name="Tableau5.G7" office:value-type="string">
            <text:p text:style-name="P34"/>
          </table:table-cell>
          <table:table-cell table:style-name="Tableau5.H7" office:value-type="string">
            <text:p text:style-name="P36"/>
          </table:table-cell>
          <table:table-cell table:style-name="Tableau5.I7" office:value-type="string">
            <text:p text:style-name="Table_20_Totals_20_Content_20_Highlight"/>
          </table:table-cell>
        </table:table-row>
      </table:table>
      <text:p text:style-name="P26"/>
      <text:p text:style-name="P11"><text:a xlink:type="simple" xlink:href="py3o://if=%22lang=='fr_FR'%22" text:style-name="Internet_20_link" text:visited-style-name="Visited_20_Internet_20_Link"><text:span text:style-name="T7">if="lang=='fr_FR'"</text:span></text:a></text:p>
      <text:p text:style-name="P12">Si vous avez effectué un règlement pour ces factures il y a quelques jours, nous vous prions d'ignorer cette lettre.</text:p>
      <text:p text:style-name="P12"/>
      <text:p text:style-name="P11"><text:a xlink:type="simple" xlink:href="py3o://if=%22o.counter%20%3E%202%22" text:style-name="Internet_20_link" text:visited-style-name="Visited_20_Internet_20_Link"><text:span text:style-name="T8">if="o.counter &gt; 2"</text:span></text:a></text:p>
      <text:p text:style-name="P13">Nous sommes au regret de constater que, malgré nos précédentes relances, ces factures ne sont pas encore soldées. Pour éviter de recourir à la voie judiciaire, <text:span text:style-name="T9">nous vous demandons de procéder au règlement du solde de ces factures dans les tous prochains jours.</text:span></text:p>
      <text:p text:style-name="P12"/>
      <text:p text:style-name="P12"><text:a xlink:type="simple" xlink:href="py3o:///if" text:style-name="Internet_20_link" text:visited-style-name="Visited_20_Internet_20_Link"><text:span text:style-name="T7">/if</text:span></text:a></text:p>
      <text:p text:style-name="P12">Veuillez agréer, cher client, l'expression de nos sentiments les meilleurs.</text:p>
      <text:p text:style-name="P11"><text:a xlink:type="simple" xlink:href="py3o:///if" text:style-name="Internet_20_link" text:visited-style-name="Visited_20_Internet_20_Link"><text:span text:style-name="T7">/if</text:span></text:a></text:p>
      <text:p text:style-name="P11"><text:a xlink:type="simple" xlink:href="py3o://if=%22lang=='en_US'%22" text:style-name="Internet_20_link" text:visited-style-name="Visited_20_Internet_20_Link"><text:span text:style-name="T7">if="lang=='en_US'"</text:span></text:a></text:p>
      <text:p text:style-name="P12">If you made a payment for these invoices a few days ago, please ignore this letter.</text:p>
      <text:p text:style-name="P12"/>
      <text:p text:style-name="P18"><text:a xlink:type="simple" xlink:href="py3o://if=%22o.counter%20%3E%202%22" text:style-name="Internet_20_link" text:visited-style-name="Visited_20_Internet_20_Link"><text:span text:style-name="T8">if="o.counter &gt; 2"</text:span></text:a></text:p>
      <text:p text:style-name="P14"><text:span text:style-name="T12">We regret that</text:span>, <text:span text:style-name="T12">despite</text:span> <text:span text:style-name="T12">our previous reminders</text:span>, <text:span text:style-name="T12">these invoices are still unpaid</text:span>. <text:span text:style-name="T12">To avoid legal proceedings</text:span>, <text:span text:style-name="T12">we invite you to pay the residual amount of these invoices as soon as possible.</text:span></text:p>
      <text:p text:style-name="P15"><text:soft-page-break/></text:p>
      <text:p text:style-name="P15"><text:a xlink:type="simple" xlink:href="py3o:///if" text:style-name="Internet_20_link" text:visited-style-name="Visited_20_Internet_20_Link"><text:span text:style-name="T7">/if</text:span></text:a></text:p>
      <text:p text:style-name="P12">Yours faithfully,</text:p>
      <text:p text:style-name="P11"><text:a xlink:type="simple" xlink:href="py3o:///if" text:style-name="Internet_20_link" text:visited-style-name="Visited_20_Internet_20_Link"><text:span text:style-name="T7">/if</text:span></text:a></text:p>
      <text:p text:style-name="Text_20_body"/>
      <text:p text:style-name="Text_20_body"><text:tab/><text:tab/><text:tab/><text:tab/><text:tab/><text:tab/><text:tab/><text:tab/><text:tab/><text:user-field-get text:name="py3o.user.name">User Name</text:user-field-get></text:p>
      <text:p text:style-name="Text_20_body"/>
      <text:p text:style-name="P9"><text:a xlink:type="simple" xlink:href="py3o:///with" text:style-name="Internet_20_link" text:visited-style-name="Visited_20_Internet_20_Link"><text:span text:style-name="T5">/with</text:span></text:a></text:p>
      <text:p text:style-name="P9"><text:a xlink:type="simple" xlink:href="py3o:///with" text:style-name="Internet_20_link" text:visited-style-name="Visited_20_Internet_20_Link"><text:span text:style-name="T5">/with</text:span></text:a></text:p>
      <text:p text:style-name="Text_20_body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896cm"/>
    </style:style>
    <style:style style:name="Tableau12.B" style:family="table-column">
      <style:table-column-properties style:column-width="14.915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71d153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02-17T21:07:47.238704775</dc:date>
    <meta:editing-duration>PT15H28M39S</meta:editing-duration>
    <meta:editing-cycles>421</meta:editing-cycles>
    <meta:generator>LibreOffice/6.4.6.2$Linux_X86_64 LibreOffice_project/40$Build-2</meta:generator>
    <meta:document-statistic meta:table-count="3" meta:image-count="0" meta:object-count="0" meta:page-count="2" meta:paragraph-count="61" meta:word-count="278" meta:character-count="1707" meta:non-whitespace-character-count="1518"/>
  </office:meta>
</office:document-meta>
</file>